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3a0b" officeooo:paragraph-rsid="00083a0b"/>
    </style:style>
    <style:style style:name="P2" style:family="paragraph" style:parent-style-name="Standard">
      <style:text-properties officeooo:rsid="000949ea" officeooo:paragraph-rsid="000949ea"/>
    </style:style>
    <style:style style:name="T1" style:family="text">
      <style:text-properties officeooo:rsid="000c4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quadtree static</text:p>
      <text:p text:style-name="P1">2) lod <text:span text:style-name="T1">+</text:span> quadtree dynamique</text:p>
      <text:p text:style-name="P1">3) lectures des arbres, gerer les lods</text:p>
      <text:p text:style-name="P1"/>
      <text:p text:style-name="P2">collision: http://sdz.tdct.org/sdz/eorie-des-collision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7S</meta:editing-duration>
    <meta:editing-cycles>6</meta:editing-cycles>
    <meta:generator>LibreOffice/4.3.2.2$Windows_x86 LibreOffice_project/edfb5295ba211bd31ad47d0bad0118690f76407d</meta:generator>
    <dc:date>2015-11-14T10:55:22.662000000</dc:date>
    <meta:document-statistic meta:table-count="0" meta:image-count="0" meta:object-count="0" meta:page-count="1" meta:paragraph-count="4" meta:word-count="17" meta:character-count="143" meta:non-whitespace-character-count="130"/>
    <meta:user-defined meta:name="Info 1"/>
    <meta:user-defined meta:name="Info 2"/>
    <meta:user-defined meta:name="Info 3"/>
    <meta:user-defined meta:name="Info 4"/>
  </office:meta>
</office:document-meta>
</file>